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583in" fo:margin-left="0.25in" fo:margin-top="0in" fo:margin-bottom="0in" table:align="left" style:writing-mode="lr-tb"/>
    </style:style>
    <style:style style:name="Table1.A" style:family="table-column">
      <style:table-column-properties style:column-width="0.9715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3.0424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="0in" fo:border="none"/>
    </style:style>
    <style:style style:name="Table1.3" style:family="table-row">
      <style:table-row-properties style:min-row-height="0.1924in" fo:keep-together="auto"/>
    </style:style>
    <style:style style:name="P1" style:family="paragraph" style:parent-style-name="Standard">
      <style:paragraph-properties fo:line-height="0.139in" fo:text-align="center" style:justify-single-word="false"/>
      <style:text-properties fo:font-size="10pt" fo:language="uk" fo:country="UA" style:font-size-asian="10pt" style:font-size-complex="10pt"/>
    </style:style>
    <style:style style:name="P2" style:family="paragraph" style:parent-style-name="Standard">
      <style:paragraph-properties fo:line-height="0.1681in" fo:text-align="center" style:justify-single-word="false"/>
      <style:text-properties fo:font-size="10pt" fo:language="uk" fo:country="UA" style:font-size-asian="10pt" style:font-size-complex="10pt"/>
    </style:style>
    <style:style style:name="P3" style:family="paragraph" style:parent-style-name="Standard">
      <style:paragraph-properties fo:line-height="0.0016in" fo:text-align="center" style:justify-single-word="false"/>
      <style:text-properties fo:font-size="10pt" fo:language="uk" fo:country="UA" style:font-size-asian="10pt" style:font-size-complex="10pt"/>
    </style:style>
    <style:style style:name="P4" style:family="paragraph" style:parent-style-name="Standard">
      <style:paragraph-properties fo:line-height="0.1957in" fo:text-align="center" style:justify-single-word="false"/>
      <style:text-properties fo:font-size="10pt" fo:language="uk" fo:country="UA" style:font-size-asian="10pt" style:font-size-complex="10pt"/>
    </style:style>
    <style:style style:name="P5" style:family="paragraph" style:parent-style-name="Standard">
      <style:paragraph-properties fo:line-height="0.2709in" fo:text-align="center" style:justify-single-word="false"/>
      <style:text-properties fo:font-size="10pt" fo:language="uk" fo:country="UA" style:font-size-asian="10pt" style:font-size-complex="10pt"/>
    </style:style>
    <style:style style:name="P6" style:family="paragraph" style:parent-style-name="Standard">
      <style:paragraph-properties fo:line-height="0.2728in" fo:text-align="center" style:justify-single-word="false"/>
      <style:text-properties fo:font-size="10pt" fo:language="uk" fo:country="UA" style:font-size-asian="10pt" style:font-size-complex="10pt"/>
    </style:style>
    <style:style style:name="P7" style:family="paragraph" style:parent-style-name="Standard">
      <style:paragraph-properties fo:line-height="0.0083in"/>
      <style:text-properties fo:font-size="10pt" fo:language="uk" fo:country="UA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1.5pt" fo:language="uk" fo:country="UA" style:font-size-asian="11.5pt" style:font-size-complex="11.5pt"/>
    </style:style>
    <style:style style:name="P9" style:family="paragraph" style:parent-style-name="Standard">
      <style:text-properties fo:font-size="12pt" fo:language="ru" fo:country="RU" fo:font-weight="bold" officeooo:rsid="00053f40" officeooo:paragraph-rsid="00053f40" style:font-size-asian="12pt" style:font-weight-asian="bold"/>
    </style:style>
    <style:style style:name="P10" style:family="paragraph" style:parent-style-name="Standard">
      <style:text-properties fo:font-size="12pt" fo:language="ru" fo:country="RU" fo:font-weight="normal" officeooo:rsid="00053f40" officeooo:paragraph-rsid="00053f40" style:font-size-asian="12pt" style:font-weight-asian="normal" style:font-weight-complex="normal"/>
    </style:style>
    <style:style style:name="P11" style:family="paragraph" style:parent-style-name="Standard">
      <style:paragraph-properties style:line-height-at-least="0.198in"/>
      <style:text-properties fo:color="#000000" style:font-name="Times new roman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13" style:family="paragraph" style:parent-style-name="Standard">
      <style:paragraph-properties fo:margin-left="0.25in" fo:margin-right="0in" fo:text-indent="0in" style:auto-text-indent="false"/>
    </style:style>
    <style:style style:name="P14" style:family="paragraph" style:parent-style-name="Standard">
      <style:paragraph-properties fo:margin-left="0.25in" fo:margin-right="0in" fo:line-height="98%" fo:text-indent="0in" style:auto-text-indent="false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fo:font-weight="normal" officeooo:rsid="0000d5e9" officeooo:paragraph-rsid="0000d5e9" style:font-weight-asian="normal" style:font-weight-complex="normal"/>
    </style:style>
    <style:style style:name="P16" style:family="paragraph" style:parent-style-name="Standard">
      <style:paragraph-properties fo:margin-left="0.25in" fo:margin-right="0in" fo:text-indent="0.25in" style:auto-text-indent="false"/>
    </style:style>
    <style:style style:name="P17" style:family="paragraph" style:parent-style-name="Standard">
      <style:paragraph-properties fo:margin-left="0in" fo:margin-right="0in" fo:text-indent="0.25in" style:auto-text-indent="false"/>
    </style:style>
    <style:style style:name="P1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19" style:family="paragraph" style:parent-style-name="Standard" style:master-page-name="Standard">
      <style:paragraph-properties fo:margin-left="0in" fo:margin-right="-0.2354in" fo:text-align="center" style:justify-single-word="false" fo:text-indent="0in" style:auto-text-indent="false" style:page-number="auto"/>
      <style:text-properties fo:font-size="14pt" fo:language="uk" fo:country="UA" style:font-name-asian="Times New Roman1" style:font-size-asian="14pt" style:font-size-complex="14pt"/>
    </style:style>
    <style:style style:name="P20" style:family="paragraph" style:parent-style-name="Standard">
      <style:paragraph-properties fo:margin-left="0in" fo:margin-right="-0.2354in" fo:text-align="center" style:justify-single-word="false" fo:text-indent="0in" style:auto-text-indent="false"/>
      <style:text-properties fo:font-size="14pt" fo:language="uk" fo:country="UA" style:font-name-asian="Times New Roman1" style:font-size-asian="14pt" style:font-size-complex="14pt"/>
    </style:style>
    <style:style style:name="P21" style:family="paragraph" style:parent-style-name="Standard">
      <style:paragraph-properties fo:margin-left="0in" fo:margin-right="-0.2354in" fo:text-align="center" style:justify-single-word="false" fo:text-indent="0in" style:auto-text-indent="false"/>
      <style:text-properties fo:font-size="16pt" fo:language="uk" fo:country="UA" fo:font-style="italic" style:font-name-asian="Times New Roman1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margin-left="0in" fo:margin-right="-0.2492in" fo:text-align="center" style:justify-single-word="false" fo:text-indent="0in" style:auto-text-indent="false"/>
      <style:text-properties fo:font-size="16pt" fo:language="uk" fo:country="UA" fo:font-style="italic" style:font-name-asian="Times New Roman1" style:font-size-asian="16pt" style:font-style-asian="italic" style:font-size-complex="16pt" style:font-style-complex="italic"/>
    </style:style>
    <style:style style:name="P23" style:family="paragraph" style:parent-style-name="Standard">
      <style:paragraph-properties fo:margin-left="0in" fo:margin-right="-0.2492in" fo:text-align="center" style:justify-single-word="false" fo:text-indent="0in" style:auto-text-indent="false"/>
      <style:text-properties fo:font-size="14pt" fo:language="uk" fo:country="UA" style:font-name-asian="Times New Roman1" style:font-size-asian="14pt" style:font-size-complex="14pt"/>
    </style:style>
    <style:style style:name="P24" style:family="paragraph" style:parent-style-name="Standard"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ru" fo:country="RU" fo:font-weight="normal" officeooo:rsid="00053f40" officeooo:paragraph-rsid="00053f40" style:font-size-asian="12pt" style:font-weight-asian="normal" style:font-weight-complex="normal"/>
    </style:style>
    <style:style style:name="P26" style:family="paragraph" style:parent-style-name="Standard">
      <style:text-properties fo:font-weight="normal" officeooo:rsid="0006111a" officeooo:paragraph-rsid="0006111a" style:font-weight-asian="normal" style:font-weight-complex="normal"/>
    </style:style>
    <style:style style:name="P27" style:family="paragraph" style:parent-style-name="Standard">
      <style:text-properties fo:font-weight="normal" officeooo:rsid="00076ac8" officeooo:paragraph-rsid="00076ac8" style:font-weight-asian="normal" style:font-weight-complex="normal"/>
    </style:style>
    <style:style style:name="P28" style:family="paragraph" style:parent-style-name="Standard">
      <style:text-properties fo:font-weight="bold" officeooo:rsid="0006111a" officeooo:paragraph-rsid="0006111a" style:font-weight-asian="bold" style:font-weight-complex="bold"/>
    </style:style>
    <style:style style:name="P29" style:family="paragraph" style:parent-style-name="Standard">
      <style:text-properties fo:font-weight="bold" officeooo:rsid="00076ac8" officeooo:paragraph-rsid="00076ac8" style:font-weight-asian="bold" style:font-weight-complex="bold"/>
    </style:style>
    <style:style style:name="P30" style:family="paragraph" style:parent-style-name="Standard">
      <style:paragraph-properties fo:margin-left="1.4165in" fo:margin-right="0in" fo:text-indent="0in" style:auto-text-indent="false"/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1.4165in" fo:margin-right="0in" fo:text-indent="0in" style:auto-text-indent="false"/>
      <style:text-properties fo:font-size="12pt" fo:language="uk" fo:country="UA" fo:font-weight="bold" style:font-name-asian="Times New Roman1" style:font-size-asian="12pt" style:font-weight-asian="bold" style:font-size-complex="12pt" style:font-weight-complex="bold" style:text-scale="98%"/>
    </style:style>
    <style:style style:name="P32" style:family="paragraph" style:parent-style-name="Standard">
      <style:paragraph-properties fo:margin-left="2.1665in" fo:margin-right="0in" fo:text-indent="0in" style:auto-text-indent="false"/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25in" fo:margin-right="0in" fo:text-indent="0in" style:auto-text-indent="false"/>
      <style:text-properties fo:font-size="12pt" fo:language="ru" fo:country="RU" style:font-name-asian="Times New Roman1" style:font-size-asian="12pt" style:font-size-complex="12pt"/>
    </style:style>
    <style:style style:name="P34" style:family="paragraph" style:parent-style-name="Standard">
      <style:paragraph-properties fo:margin-left="0.25in" fo:margin-right="0in" fo:text-indent="0in" style:auto-text-indent="false"/>
      <style:text-properties fo:font-size="12pt" fo:language="ru" fo:country="RU" fo:font-weight="bold" officeooo:rsid="0000d5e9" officeooo:paragraph-rsid="0000d5e9" style:font-name-asian="Times New Roman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25in" fo:margin-right="0in" fo:text-indent="0.25in" style:auto-text-indent="false"/>
      <style:text-properties fo:font-size="12pt" fo:language="ru" fo:country="RU" style:font-name-asian="Times New Roman1" style:font-size-asian="12pt" style:font-size-complex="12pt"/>
    </style:style>
    <style:style style:name="P36" style:family="paragraph" style:parent-style-name="Standard">
      <style:paragraph-properties fo:margin-left="0in" fo:margin-right="0in" fo:text-indent="0.25in" style:auto-text-indent="false"/>
      <style:text-properties fo:color="#000000" style:font-name="Times new roman" fo:font-size="12pt" fo:language="uk" fo:country="UA" fo:font-weight="normal" fo:background-color="transparent" style:font-name-asian="Times New Roman1" style:font-size-asian="12pt" style:font-size-complex="12pt"/>
    </style:style>
    <style:style style:name="P37" style:family="paragraph" style:parent-style-name="Standard">
      <style:paragraph-properties fo:margin-left="0in" fo:margin-right="0in" fo:text-indent="0.25in" style:auto-text-indent="false"/>
      <style:text-properties fo:color="#000000" style:font-name="Times new roman" fo:font-size="12pt" fo:language="uk" fo:country="UA" fo:background-color="transparent" style:font-name-asian="Times New Roman1" style:font-size-asian="12pt" style:font-size-complex="12pt"/>
    </style:style>
    <style:style style:name="P38" style:family="paragraph" style:parent-style-name="Standard">
      <style:paragraph-properties fo:break-before="page"/>
      <style:text-properties fo:font-weight="bold" officeooo:rsid="0006111a" officeooo:paragraph-rsid="0006111a" style:font-weight-asian="bold" style:font-weight-complex="bold"/>
    </style:style>
    <style:style style:name="T1" style:family="text">
      <style:text-properties fo:font-size="12pt" fo:language="uk" fo:country="UA" fo:font-weight="bold" style:font-name-asian="Times New Roman1" style:font-size-asian="12pt" style:font-weight-asian="bold" style:font-size-complex="12pt"/>
    </style:style>
    <style:style style:name="T2" style:family="text"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T3" style:family="text">
      <style:text-properties fo:font-size="12pt" fo:language="uk" fo:country="UA" fo:font-weight="bold" officeooo:rsid="00035343" style:font-name-asian="Times New Roman1" style:font-size-asian="12pt" style:font-weight-asian="bold" style:font-size-complex="12pt"/>
    </style:style>
    <style:style style:name="T4" style:family="text">
      <style:text-properties fo:font-size="12pt" fo:language="uk" fo:country="UA" style:font-size-asian="12pt"/>
    </style:style>
    <style:style style:name="T5" style:family="text">
      <style:text-properties fo:font-size="12pt" fo:language="uk" fo:country="UA" style:font-name-asian="Times New Roman1" style:font-size-asian="12pt" style:font-size-complex="12pt"/>
    </style:style>
    <style:style style:name="T6" style:family="text">
      <style:text-properties fo:font-size="12pt" fo:language="ru" fo:country="RU" style:font-size-asian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fo:language="ru" fo:country="RU" officeooo:rsid="00053f40" style:font-size-asian="12pt"/>
    </style:style>
    <style:style style:name="T9" style:family="text">
      <style:text-properties fo:font-size="12pt" fo:language="ru" fo:country="RU" style:font-name-asian="Times New Roman1" style:font-size-asian="12pt" style:font-size-complex="12pt"/>
    </style:style>
    <style:style style:name="T10" style:family="text">
      <style:text-properties fo:font-size="12pt" fo:language="ru" fo:country="RU" officeooo:rsid="0001cbed" style:font-name-asian="Times New Roman1" style:font-size-asian="12pt" style:font-size-complex="12pt"/>
    </style:style>
    <style:style style:name="T11" style:family="text">
      <style:text-properties fo:font-size="12pt" fo:language="ru" fo:country="RU" fo:font-weight="bold" style:font-size-asian="12pt" style:font-weight-asian="bold"/>
    </style:style>
    <style:style style:name="T12" style:family="text">
      <style:text-properties fo:font-size="12pt" fo:language="ru" fo:country="RU" fo:font-weight="normal" style:font-size-asian="12pt" style:font-weight-asian="normal" style:font-weight-complex="normal"/>
    </style:style>
    <style:style style:name="T13" style:family="text">
      <style:text-properties fo:font-size="12pt" fo:font-weight="bold" style:font-size-asian="12pt" style:font-weight-asian="bol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Національний технічний університет України</text:p>
      <text:p text:style-name="P20">«Київський політехнічний інститут ім. І. Сікорського»</text:p>
      <text:p text:style-name="P1"/>
      <text:p text:style-name="P1"/>
      <text:p text:style-name="P2"/>
      <text:p text:style-name="P20">Факультет інформатики та обчислювальної техніки</text:p>
      <text:p text:style-name="P3"/>
      <text:p text:style-name="P20">Кафедра технічної кіберне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1">Звіти до комп’ютерних практикумів з модуля</text:p>
      <text:p text:style-name="P3"/>
      <text:p text:style-name="P22">«Системне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Прийняв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0">Виконав</text:p>
          </table:table-cell>
        </table:table-row>
        <table:table-row table:style-name="Table1.1">
          <table:table-cell table:style-name="Table1.A1" table:number-columns-spanned="2" office:value-type="string">
            <text:p text:style-name="P24">доцент кафедри ТК</text:p>
          </table:table-cell>
          <table:covered-table-cell/>
          <table:table-cell table:style-name="Table1.A1" office:value-type="string">
            <text:p text:style-name="P31">Студент групи ІТ-61</text:p>
          </table:table-cell>
        </table:table-row>
        <table:table-row table:style-name="Table1.3">
          <table:table-cell table:style-name="Table1.A1" table:number-columns-spanned="2" office:value-type="string">
            <text:p text:style-name="P24">Лісовиченко О.І.</text:p>
          </table:table-cell>
          <table:covered-table-cell/>
          <table:table-cell table:style-name="Table1.A1" office:value-type="string">
            <text:p text:style-name="P30">Тимченко О. Ю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6"/>
      <text:p text:style-name="P23">Київ – 2018</text:p>
      <text:p text:style-name="P1"/>
      <text:p text:style-name="P32"><text:bookmark text:name="page33"/><text:soft-page-break/>Комп’ютерний практикум №5</text:p>
      <text:p text:style-name="P14"><text:span text:style-name="T2">Тема</text:span><text:span text:style-name="T5">:</text:span><text:span text:style-name="T2"> </text:span><text:span text:style-name="T7">Макрозасоби мови ассемблер</text:span></text:p>
      <text:p text:style-name="P13"><text:span text:style-name="T2">Завдання</text:span><text:span text:style-name="T5">:</text:span></text:p>
      <text:p text:style-name="P7"/>
      <text:p text:style-name="P33">Скласти програму на нижче наведені завдання: </text:p>
      <text:p text:style-name="P33"><text:s/><text:tab/>1) переписати Програму 2.1 з використанням макросів; </text:p>
      <text:p text:style-name="P16"><text:span text:style-name="T9">2) пере</text:span><text:bookmark text:name="_GoBack"/><text:span text:style-name="T9">писати Програму 3.1, з використанням макросів; <text:s/></text:span></text:p>
      <text:p text:style-name="P35">3) переписати Програму 4.1 з використанням макросів.</text:p>
      <text:p text:style-name="P35"/>
      <text:p text:style-name="P34">Ход роботи:</text:p>
      <text:p text:style-name="P15"><text:span text:style-name="T9">Оскільки у програмах 3.1 та 4.1 було використано стандартну бібліотеку С, а самі програми розбито на функції з С-style call, то основним використанням макросів стала перевірка результатів роботи scanf(вона повертає кількість успішно зчитаних параметрів). </text:span><text:span text:style-name="T10">Макрос приймає число параметрів, яке повинне бути зчитане, і в разі невідповідності виводить повідомлення про помилку і завершує роботу програми.</text:span></text:p>
      <text:p text:style-name="P17"><text:span text:style-name="T1">Текст програми</text:span><text:span text:style-name="T3"> 4.1</text:span></text:p>
      <text:section text:style-name="Sect1" text:name="TextSection">
        <text:p text:style-name="P36">%define SIZE 20</text:p>
        <text:p text:style-name="P11">%macro CHECK_INPUT_VALID_INTEGER 1</text:p>
        <text:p text:style-name="P11">cmp eax,%1</text:p>
        <text:p text:style-name="P11">call invalid_integer_input</text:p>
        <text:p text:style-name="P11">%endmacro</text:p>
        <text:p text:style-name="P18"/>
        <text:p text:style-name="P11">extern printf,scanf</text:p>
        <text:p text:style-name="P11">global print_array, read_array, invalid_integer_input, array, array_size, read_2d_array, array_2d_size</text:p>
        <text:p text:style-name="P12"/>
        <text:p text:style-name="P11">section .data</text:p>
        <text:p text:style-name="P11">in_mes_size db "Enter array size in range 1 to 20", 10,0</text:p>
        <text:p text:style-name="P11">size_error_mes db "Invalid array size",10,0</text:p>
        <text:p text:style-name="P11">parse_error db "Invalid character found", 10, 0</text:p>
        <text:p text:style-name="P11">in_mes_digit db "Enter next digit:",10,0</text:p>
        <text:p text:style-name="P11">in_format db "%d",0</text:p>
        <text:p text:style-name="P11">new_line db 10,0</text:p>
        <text:p text:style-name="P11">out_format db "%d ",0</text:p>
        <text:p text:style-name="P11">in_mes_2d db "Enter two array sizes(rows,cols) in format 0 0",10,0</text:p>
        <text:p text:style-name="P11">in_2d_format db "%d %d",0</text:p>
        <text:p text:style-name="P11">section .bss</text:p>
        <text:p text:style-name="P11">array resd SIZE </text:p>
        <text:p text:style-name="P11">array_size resd 1</text:p>
        <text:p text:style-name="P11">temp_var resd 1</text:p>
        <text:p text:style-name="P11">array_2d_size resd 2</text:p>
        <text:p text:style-name="P11">section .text </text:p>
        <text:p text:style-name="P12"/>
        <text:p text:style-name="P11">read_array:</text:p>
        <text:p text:style-name="P11">push in_mes_size</text:p>
        <text:p text:style-name="P11">call printf</text:p>
        <text:p text:style-name="P11">add esp,4</text:p>
        <text:p text:style-name="P11">push array_size</text:p>
        <text:p text:style-name="P11">push in_format</text:p>
        <text:p text:style-name="P11">call scanf</text:p>
        <text:p text:style-name="P11">add esp,8</text:p>
        <text:p text:style-name="P11">CHECK_INPUT_VALID_INTEGER 1</text:p>
        <text:p text:style-name="P12"/>
        <text:p text:style-name="P11">parse_array_no_inp_mes:</text:p>
        <text:p text:style-name="P11">mov eax, [array_size]</text:p>
        <text:p text:style-name="P11">cmp eax, 0</text:p>
        <text:p text:style-name="P11">jle invalid_array_size</text:p>
        <text:p text:style-name="P11">cmp eax, SIZE</text:p>
        <text:p text:style-name="P11">jg invalid_array_size</text:p>
        <text:p text:style-name="P11">mov esi, [array_size]</text:p>
        <text:p text:style-name="P11">mov edi, array</text:p>
        <text:p text:style-name="P11">push in_mes_digit</text:p>
        <text:p text:style-name="P12"/>
        <text:p text:style-name="P11">parse_next_int:</text:p>
        <text:p text:style-name="P11">call printf</text:p>
        <text:p text:style-name="P11">push temp_var</text:p>
        <text:p text:style-name="P11">push in_format</text:p>
        <text:p text:style-name="P11">call scanf</text:p>
        <text:p text:style-name="P11">add esp,8</text:p>
        <text:p text:style-name="P11">mov eax, [temp_var]</text:p>
        <text:p text:style-name="P11">mov [edi], eax</text:p>
        <text:p text:style-name="P11">add edi, 4</text:p>
        <text:p text:style-name="P11">dec esi</text:p>
        <text:p text:style-name="P11">jnz parse_next_int</text:p>
        <text:p text:style-name="P12"/>
        <text:p text:style-name="P11">finalize:</text:p>
        <text:p text:style-name="P11">add esp,4</text:p>
        <text:p text:style-name="P11">ret</text:p>
        <text:p text:style-name="P12"/>
        <text:p text:style-name="P11">print_array:</text:p>
        <text:p text:style-name="P11">mov esi, [array_size]</text:p>
        <text:p text:style-name="P11">mov edi, array</text:p>
        <text:p text:style-name="P11">sub esp,4</text:p>
        <text:p text:style-name="P11">push out_format</text:p>
        <text:p text:style-name="P11">write_next_int:</text:p>
        <text:p text:style-name="P11">mov eax, [edi]</text:p>
        <text:p text:style-name="P11"><text:soft-page-break/>mov [esp+4], eax</text:p>
        <text:p text:style-name="P11">call printf</text:p>
        <text:p text:style-name="P11">add edi,4</text:p>
        <text:p text:style-name="P11">dec esi</text:p>
        <text:p text:style-name="P11">jnz write_next_int</text:p>
        <text:p text:style-name="P11">add esp,8</text:p>
        <text:p text:style-name="P11">push new_line</text:p>
        <text:p text:style-name="P11">call printf</text:p>
        <text:p text:style-name="P11">add esp,4</text:p>
        <text:p text:style-name="P12"/>
        <text:p text:style-name="P11">ret</text:p>
        <text:p text:style-name="P18"/>
        <text:p text:style-name="P11">invalid_array_size:</text:p>
        <text:p text:style-name="P11">push size_error_mes</text:p>
        <text:p text:style-name="P11">call printf</text:p>
        <text:p text:style-name="P11">add esp,4</text:p>
        <text:p text:style-name="P11">mov eax,1</text:p>
        <text:p text:style-name="P11">int 80h</text:p>
        <text:p text:style-name="P12"/>
        <text:p text:style-name="P11">invalid_integer_input:</text:p>
        <text:p text:style-name="P11">push parse_error</text:p>
        <text:p text:style-name="P11">call printf</text:p>
        <text:p text:style-name="P11">add esp,4</text:p>
        <text:p text:style-name="P11">mov eax,1</text:p>
        <text:p text:style-name="P11">int 80h</text:p>
        <text:p text:style-name="P12"/>
        <text:p text:style-name="P11">read_2d_array:</text:p>
        <text:p text:style-name="P11">push in_mes_2d</text:p>
        <text:p text:style-name="P11">call printf</text:p>
        <text:p text:style-name="P11">add esp,4</text:p>
        <text:p text:style-name="P11">push array_2d_size + 4</text:p>
        <text:p text:style-name="P11">push array_2d_size</text:p>
        <text:p text:style-name="P11">push in_2d_format</text:p>
        <text:p text:style-name="P11">call scanf</text:p>
        <text:p text:style-name="P11">add esp,12</text:p>
        <text:p text:style-name="P11">CHECK_INPUT_VALID_INTEGER 2</text:p>
        <text:p text:style-name="P11">mov eax, [array_2d_size + 4]</text:p>
        <text:p text:style-name="P11">mov ebx, [array_2d_size]</text:p>
        <text:p text:style-name="P12"/>
        <text:p text:style-name="P11">imul ebx</text:p>
        <text:p text:style-name="P11">mov [array_size], eax</text:p>
        <text:p text:style-name="P11">jmp parse_array_no_inp_mes</text:p>
        <text:p text:style-name="P11"/>
        <text:p text:style-name="P37"/>
      </text:section>
      <text:p text:style-name="P9">Текст програми 3.1:</text:p>
      <text:section text:style-name="Sect2" text:name="Section1">
        <text:p text:style-name="P10">%define error jne log_error</text:p>
        <text:p text:style-name="P10">section .data</text:p>
        <text:p text:style-name="P10"><text:s text:c="8"/>out_mes <text:s text:c="2"/>db "result = %.3f",10,0</text:p>
        <text:p text:style-name="P10"><text:s text:c="8"/>in_mes <text:s text:c="3"/>db "Enter integer to calculate function:",10,0</text:p>
        <text:p text:style-name="P10"><text:s text:c="8"/>error_mes db "Input parsing error",10,0</text:p>
        <text:p text:style-name="P10"><text:s text:c="8"/>in_format db "%d",0</text:p>
        <text:p text:style-name="P10">section .bss</text:p>
        <text:p text:style-name="P10"><text:s text:c="4"/>in_val <text:s text:c="3"/>resd 1</text:p>
        <text:p text:style-name="P10"><text:s text:c="4"/>temp_val <text:s/>resd 1</text:p>
        <text:p text:style-name="P10"><text:s text:c="4"/>out_val <text:s text:c="2"/>resd 2; res 4*2=8 byte for float output</text:p>
        <text:p text:style-name="P10">section .text</text:p>
        <text:p text:style-name="P10">extern printf, scanf</text:p>
        <text:p text:style-name="P10">global main</text:p>
        <text:p text:style-name="P10">main:</text:p>
        <text:p text:style-name="P10"><text:s text:c="4"/>push in_mes</text:p>
        <text:p text:style-name="P10"><text:s text:c="4"/>call printf</text:p>
        <text:p text:style-name="P10"><text:s text:c="4"/>add esp, 4</text:p>
        <text:p text:style-name="P10"><text:s text:c="4"/>push in_val</text:p>
        <text:p text:style-name="P10"><text:s text:c="4"/>push in_format</text:p>
        <text:p text:style-name="P10"><text:s text:c="4"/>call scanf</text:p>
        <text:p text:style-name="P10"><text:s text:c="4"/>add esp,8; in_val now contains integer</text:p>
        <text:p text:style-name="P10"><text:s text:c="4"/>cmp eax, 1</text:p>
        <text:p text:style-name="P10"><text:s text:c="4"/>error</text:p>
        <text:p text:style-name="P10"><text:s text:c="4"/>mov eax, [in_val]</text:p>
        <text:p text:style-name="P10"><text:s text:c="4"/>cmp eax, 1</text:p>
        <text:p text:style-name="P10"><text:s text:c="4"/>jle first_case</text:p>
        <text:p text:style-name="P10"><text:s text:c="4"/>cmp eax, 20</text:p>
        <text:p text:style-name="P10"><text:s text:c="4"/>jle second_case</text:p>
        <text:p text:style-name="P10"><text:s text:c="4"/>jmp third_case</text:p>
        <text:p text:style-name="P10"/>
        <text:p text:style-name="P10"><text:s text:c="4"/>first_case:</text:p>
        <text:p text:style-name="P10"><text:s text:c="4"/>call calc_le_one</text:p>
        <text:p text:style-name="P10"><text:s text:c="4"/>jmp fin</text:p>
        <text:p text:style-name="P10"><text:s text:c="4"/>second_case:</text:p>
        <text:p text:style-name="P10"><text:s text:c="4"/>call calc_le_twenty</text:p>
        <text:p text:style-name="P10"><text:s text:c="4"/>jmp fin</text:p>
        <text:p text:style-name="P10"><text:s text:c="4"/>third_case:</text:p>
        <text:p text:style-name="P10"><text:s text:c="4"/>call calc_gt_twenty</text:p>
        <text:p text:style-name="P10"><text:s text:c="4"/>jmp fin</text:p>
        <text:p text:style-name="P10"/>
        <text:p text:style-name="P10"><text:s text:c="4"/>fin: </text:p>
        <text:p text:style-name="P10"><text:s text:c="4"/>push dword [out_val + 4]</text:p>
        <text:p text:style-name="P10"><text:s text:c="4"/>push dword [out_val]</text:p>
        <text:p text:style-name="P10"><text:s text:c="4"/>push out_mes</text:p>
        <text:p text:style-name="P10"><text:s text:c="4"/>call printf</text:p>
        <text:p text:style-name="P10"><text:s text:c="4"/>add esp,12</text:p>
        <text:p text:style-name="P10"><text:s text:c="4"/>mov eax, 0x1</text:p>
        <text:p text:style-name="P10"><text:s text:c="4"/>int 80h</text:p>
        <text:p text:style-name="P10"><text:s text:c="4"/></text:p>
        <text:p text:style-name="P10">calc_le_one:</text:p>
        <text:p text:style-name="P10"><text:s text:c="4"/>fild dword [in_val]</text:p>
        <text:p text:style-name="P10"><text:s text:c="4"/>fild dword [in_val]</text:p>
        <text:p text:style-name="P10"><text:s text:c="4"/>fmulp</text:p>
        <text:p text:style-name="P10"/>
        <text:p text:style-name="P10"><text:s text:c="4"/>mov <text:s/>dword [temp_val], 75</text:p>
        <text:p text:style-name="P10"><text:s text:c="4"/>fild dword [temp_val]</text:p>
        <text:p text:style-name="P10"><text:soft-page-break/><text:s text:c="4"/>fmulp </text:p>
        <text:p text:style-name="P10"/>
        <text:p text:style-name="P10"><text:s text:c="4"/>fild dword [in_val]</text:p>
        <text:p text:style-name="P10"><text:s text:c="4"/>mov <text:s/>dword [temp_val], 17</text:p>
        <text:p text:style-name="P10"><text:s text:c="4"/>fild dword [temp_val]</text:p>
        <text:p text:style-name="P10"><text:s text:c="4"/>fmulp</text:p>
        <text:p text:style-name="P10"/>
        <text:p text:style-name="P10"><text:s text:c="4"/>fsubp</text:p>
        <text:p text:style-name="P10"/>
        <text:p text:style-name="P10"><text:s text:c="4"/>fstp qword [out_val]</text:p>
        <text:p text:style-name="P10"><text:s text:c="4"/>ret</text:p>
        <text:p text:style-name="P10"/>
        <text:p text:style-name="P10">calc_le_twenty:</text:p>
        <text:p text:style-name="P10"><text:s text:c="4"/>fild dword [in_val]</text:p>
        <text:p text:style-name="P10"><text:s text:c="4"/>fild dword [in_val]</text:p>
        <text:p text:style-name="P10"><text:s text:c="4"/>fmulp</text:p>
        <text:p text:style-name="P10"/>
        <text:p text:style-name="P10"><text:s text:c="4"/>fild dword [in_val]</text:p>
        <text:p text:style-name="P10"><text:s text:c="4"/>fld1</text:p>
        <text:p text:style-name="P10"><text:s text:c="4"/>faddp</text:p>
        <text:p text:style-name="P10"/>
        <text:p text:style-name="P10"><text:s text:c="4"/>fdivp</text:p>
        <text:p text:style-name="P10"/>
        <text:p text:style-name="P10"><text:s text:c="4"/>mov <text:s/>dword [temp_val], 54</text:p>
        <text:p text:style-name="P10"><text:s text:c="4"/>fild dword [temp_val]</text:p>
        <text:p text:style-name="P10"><text:s text:c="4"/>faddp</text:p>
        <text:p text:style-name="P10"/>
        <text:p text:style-name="P10"><text:s text:c="4"/>fstp qword [out_val]</text:p>
        <text:p text:style-name="P10"><text:s text:c="4"/>ret</text:p>
        <text:p text:style-name="P10"/>
        <text:p text:style-name="P10">calc_gt_twenty:</text:p>
        <text:p text:style-name="P10"><text:s text:c="4"/>mov <text:s/>dword [temp_val], 85</text:p>
        <text:p text:style-name="P10"><text:s text:c="4"/>fild dword [temp_val]</text:p>
        <text:p text:style-name="P10"><text:s text:c="4"/>fild dword [in_val]</text:p>
        <text:p text:style-name="P10"><text:s text:c="4"/>fmulp</text:p>
        <text:p text:style-name="P10"/>
        <text:p text:style-name="P10"><text:s text:c="4"/>fld1</text:p>
        <text:p text:style-name="P10"><text:s text:c="4"/>fild dword [in_val]</text:p>
        <text:p text:style-name="P10"><text:s text:c="4"/>faddp</text:p>
        <text:p text:style-name="P10"/>
        <text:p text:style-name="P10"><text:s text:c="4"/>fdivp</text:p>
        <text:p text:style-name="P10"/>
        <text:p text:style-name="P10"><text:s text:c="4"/>fstp qword [out_val]</text:p>
        <text:p text:style-name="P10"><text:s text:c="4"/>ret</text:p>
        <text:p text:style-name="P10"/>
        <text:p text:style-name="P10">log_error:</text:p>
        <text:p text:style-name="P10"><text:s text:c="4"/>push error_mes</text:p>
        <text:p text:style-name="P10"><text:s text:c="4"/>call printf</text:p>
        <text:p text:style-name="P10"><text:s text:c="4"/>mov eax, 0x1</text:p>
        <text:p text:style-name="P10"><text:s text:c="4"/>mov ebx, 0x1</text:p>
        <text:p text:style-name="P10"><text:s text:c="4"/>int 0x80</text:p>
        <text:p text:style-name="P10"/>
      </text:section>
      <text:p text:style-name="P28"><text:span text:style-name="T6">Вміст .lst файлу програми 4.1</text:span></text:p>
      <text:p text:style-name="P26"><text:span text:style-name="T6">%define SIZE 20</text:span></text:p>
      <text:p text:style-name="P26"><text:span text:style-name="T6"><text:s text:c="5"/>2 <text:s text:c="33"/>%macro CHECK_INPUT_VALID_INTEGER 1</text:span></text:p>
      <text:p text:style-name="P26"><text:span text:style-name="T6"><text:s text:c="5"/>3 <text:s text:c="37"/>cmp eax,%1</text:span></text:p>
      <text:p text:style-name="P26"><text:span text:style-name="T6"><text:s text:c="5"/>4 <text:s text:c="37"/>jne invalid_integer_input</text:span></text:p>
      <text:p text:style-name="P26"><text:span text:style-name="T6"><text:s text:c="5"/>5 <text:s text:c="33"/>%endmacro</text:span></text:p>
      <text:p text:style-name="P26"><text:span text:style-name="T6"><text:s text:c="5"/>6 <text:s text:c="33"/></text:span></text:p>
      <text:p text:style-name="P26"><text:span text:style-name="T6"><text:s text:c="5"/>7 <text:s text:c="33"/></text:span></text:p>
      <text:p text:style-name="P26"><text:span text:style-name="T6"><text:s text:c="5"/>8 <text:s text:c="33"/>extern printf,scanf</text:span></text:p>
      <text:p text:style-name="P26"><text:span text:style-name="T6"><text:s text:c="5"/>9 <text:s text:c="33"/>global print_array, read_array, invalid_integer_input, array, array_size, read_2d_array, array_2d_size</text:span></text:p>
      <text:p text:style-name="P26"><text:span text:style-name="T6"><text:s text:c="4"/>10 <text:s text:c="33"/></text:span></text:p>
      <text:p text:style-name="P26"><text:span text:style-name="T6"><text:s text:c="4"/>11 <text:s text:c="33"/>section .data</text:span></text:p>
      <text:p text:style-name="P26"><text:span text:style-name="T6"><text:s text:c="4"/>12 00000000 456E74657220617272- <text:s text:c="8"/>in_mes_size <text:s text:c="3"/>db "Enter array size in range 1 to 20", 10,0</text:span></text:p>
      <text:p text:style-name="P26"><text:span text:style-name="T6"><text:s text:c="4"/>13 00000009 61792073697A652069-</text:span></text:p>
      <text:p text:style-name="P26"><text:span text:style-name="T6"><text:s text:c="4"/>14 00000012 6E2072616E67652031-</text:span></text:p>
      <text:p text:style-name="P26"><text:span text:style-name="T6"><text:s text:c="4"/>15 0000001B 20746F2032300A00 <text:s text:c="2"/></text:span></text:p>
      <text:p text:style-name="P26"><text:span text:style-name="T6"><text:s text:c="4"/>16 00000023 496E76616C69642061- <text:s text:c="8"/>size_error_mes db "Invalid array size",10,0</text:span></text:p>
      <text:p text:style-name="P26"><text:span text:style-name="T6"><text:s text:c="4"/>17 0000002C 727261792073697A65-</text:span></text:p>
      <text:p text:style-name="P26"><text:span text:style-name="T6"><text:s text:c="4"/>18 00000035 0A00 <text:s text:c="14"/></text:span></text:p>
      <text:p text:style-name="P26"><text:span text:style-name="T6"><text:s text:c="4"/>19 00000037 496E76616C69642063- <text:s text:c="8"/>parse_error <text:s text:c="3"/>db "Invalid character found", 10, 0</text:span></text:p>
      <text:p text:style-name="P26"><text:span text:style-name="T6"><text:s text:c="4"/>20 00000040 686172616374657220-</text:span></text:p>
      <text:p text:style-name="P26"><text:span text:style-name="T6"><text:s text:c="4"/>21 00000049 666F756E640A00 <text:s text:c="4"/></text:span></text:p>
      <text:p text:style-name="P26"><text:span text:style-name="T6"><text:s text:c="4"/>22 00000050 456E746572206E6578- <text:s text:c="8"/>in_mes_digit <text:s text:c="2"/>db "Enter next digit:",10,0</text:span></text:p>
      <text:p text:style-name="P26"><text:span text:style-name="T6"><text:s text:c="4"/>23 00000059 742064696769743A0A-</text:span></text:p>
      <text:p text:style-name="P26"><text:span text:style-name="T6"><text:s text:c="4"/>24 00000062 00 <text:s text:c="16"/></text:span></text:p>
      <text:p text:style-name="P26"><text:span text:style-name="T6"><text:s text:c="4"/>25 00000063 256400 <text:s text:c="21"/>in_format <text:s text:c="5"/>db "%d",0</text:span></text:p>
      <text:p text:style-name="P26"><text:soft-page-break/><text:span text:style-name="T6"><text:s text:c="4"/>26 00000066 0A00 <text:s text:c="23"/>new_line <text:s text:c="6"/>db 10,0</text:span></text:p>
      <text:p text:style-name="P26"><text:span text:style-name="T6"><text:s text:c="4"/>27 00000068 25642000 <text:s text:c="19"/>out_format <text:s text:c="4"/>db "%d ",0</text:span></text:p>
      <text:p text:style-name="P26"><text:span text:style-name="T6"><text:s text:c="4"/>28 0000006C 456E7465722074776F- <text:s text:c="8"/>in_mes_2d <text:s text:c="5"/>db "Enter two array sizes(rows,cols) in format 0 0",10,0</text:span></text:p>
      <text:p text:style-name="P26"><text:span text:style-name="T6"><text:s text:c="4"/>29 00000075 206172726179207369-</text:span></text:p>
      <text:p text:style-name="P26"><text:span text:style-name="T6"><text:s text:c="4"/>30 0000007E 7A657328726F77732C-</text:span></text:p>
      <text:p text:style-name="P26"><text:span text:style-name="T6"><text:s text:c="4"/>31 00000087 636F6C732920696E20-</text:span></text:p>
      <text:p text:style-name="P26"><text:span text:style-name="T6"><text:s text:c="4"/>32 00000090 666F726D6174203020-</text:span></text:p>
      <text:p text:style-name="P26"><text:span text:style-name="T6"><text:s text:c="4"/>33 00000099 300A00 <text:s text:c="12"/></text:span></text:p>
      <text:p text:style-name="P26"><text:span text:style-name="T6"><text:s text:c="4"/>34 0000009C 256420256400 <text:s text:c="15"/>in_2d_format <text:s text:c="2"/>db "%d %d",0</text:span></text:p>
      <text:p text:style-name="P26"><text:span text:style-name="T6"><text:s text:c="4"/>35 <text:s text:c="33"/>section .bss</text:span></text:p>
      <text:p text:style-name="P26"><text:span text:style-name="T6"><text:s text:c="4"/>36 00000000 &lt;res 00000050&gt; <text:s text:c="13"/>array <text:s text:c="9"/>resd SIZE </text:span></text:p>
      <text:p text:style-name="P26"><text:span text:style-name="T6"><text:s text:c="4"/>37 00000050 &lt;res 00000004&gt; <text:s text:c="13"/>array_size <text:s text:c="4"/>resd 1</text:span></text:p>
      <text:p text:style-name="P26"><text:span text:style-name="T6"><text:s text:c="4"/>38 00000054 &lt;res 00000004&gt; <text:s text:c="13"/>temp_var <text:s text:c="6"/>resd 1</text:span></text:p>
      <text:p text:style-name="P26"><text:span text:style-name="T6"><text:s text:c="4"/>39 00000058 &lt;res 00000008&gt; <text:s text:c="13"/>array_2d_size resd 2</text:span></text:p>
      <text:p text:style-name="P26"><text:span text:style-name="T6"><text:s text:c="4"/>40 <text:s text:c="33"/>section .text </text:span></text:p>
      <text:p text:style-name="P26"><text:span text:style-name="T6"><text:s text:c="4"/>41 <text:s text:c="33"/></text:span></text:p>
      <text:p text:style-name="P26"><text:span text:style-name="T6"><text:s text:c="4"/>42 <text:s text:c="33"/>read_array:</text:span></text:p>
      <text:p text:style-name="P26"><text:span text:style-name="T6"><text:s text:c="4"/>43 00000000 68[00000000] <text:s text:c="11"/>push in_mes_size</text:span></text:p>
      <text:p text:style-name="P26"><text:span text:style-name="T6"><text:s text:c="4"/>44 00000005 E8(00000000) <text:s text:c="11"/>call printf</text:span></text:p>
      <text:p text:style-name="P26"><text:span text:style-name="T6"><text:s text:c="4"/>45 0000000A 83C404 <text:s text:c="17"/>add esp,4</text:span></text:p>
      <text:p text:style-name="P26"><text:span text:style-name="T6"><text:s text:c="4"/>46 0000000D 68[50000000] <text:s text:c="11"/>push array_size</text:span></text:p>
      <text:p text:style-name="P26"><text:span text:style-name="T6"><text:s text:c="4"/>47 00000012 68[63000000] <text:s text:c="11"/>push in_format</text:span></text:p>
      <text:p text:style-name="P26"><text:span text:style-name="T6"><text:s text:c="4"/>48 00000017 E8(00000000) <text:s text:c="11"/>call scanf</text:span></text:p>
      <text:p text:style-name="P26"><text:span text:style-name="T6"><text:s text:c="4"/>49 0000001C 83C408 <text:s text:c="17"/>add esp,8</text:span></text:p>
      <text:p text:style-name="P26"><text:span text:style-name="T6"><text:s text:c="4"/>50 <text:s text:c="33"/>CHECK_INPUT_VALID_INTEGER 1</text:span></text:p>
      <text:p text:style-name="P26"><text:span text:style-name="T6"><text:s text:c="4"/>51 0000001F 83F801 <text:s text:c="13"/>&lt;1&gt; <text:s/>cmp eax,%1</text:span></text:p>
      <text:p text:style-name="P26"><text:span text:style-name="T6"><text:s text:c="4"/>52 00000022 0F8590000000 <text:s text:c="7"/>&lt;1&gt; <text:s/>jne invalid_integer_input</text:span></text:p>
      <text:p text:style-name="P26"><text:span text:style-name="T6"><text:s text:c="4"/>53 <text:s text:c="33"/></text:span></text:p>
      <text:p text:style-name="P26"><text:span text:style-name="T6"><text:s text:c="4"/>54 <text:s text:c="33"/>parse_array_no_inp_mes:</text:span></text:p>
      <text:p text:style-name="P26"><text:span text:style-name="T6"><text:s text:c="4"/>55 00000028 A1[50000000] <text:s text:c="11"/>mov eax, [array_size]</text:span></text:p>
      <text:p text:style-name="P26"><text:span text:style-name="T6"><text:s text:c="4"/>56 0000002D 83F800 <text:s text:c="17"/>cmp eax, 0</text:span></text:p>
      <text:p text:style-name="P26"><text:span text:style-name="T6"><text:s text:c="4"/>57 00000030 7E72 <text:s text:c="19"/>jle invalid_array_size</text:span></text:p>
      <text:p text:style-name="P26"><text:span text:style-name="T6"><text:s text:c="4"/>58 00000032 83F814 <text:s text:c="17"/>cmp eax, SIZE</text:span></text:p>
      <text:p text:style-name="P26"><text:span text:style-name="T6"><text:s text:c="4"/>59 00000035 7F6D <text:s text:c="19"/>jg <text:s/>invalid_array_size</text:span></text:p>
      <text:p text:style-name="P26"><text:span text:style-name="T6"><text:s text:c="4"/>60 00000037 8B35[50000000] <text:s text:c="9"/>mov esi, [array_size]</text:span></text:p>
      <text:p text:style-name="P26"><text:span text:style-name="T6"><text:s text:c="4"/>61 0000003D BF[00000000] <text:s text:c="11"/>mov edi, array</text:span></text:p>
      <text:p text:style-name="P26"><text:span text:style-name="T6"><text:s text:c="4"/>62 00000042 68[50000000] <text:s text:c="11"/>push in_mes_digit</text:span></text:p>
      <text:p text:style-name="P26"><text:span text:style-name="T6"><text:s text:c="4"/>63 <text:s text:c="33"/></text:span></text:p>
      <text:p text:style-name="P26"><text:span text:style-name="T6"><text:s text:c="4"/>64 <text:s text:c="33"/>parse_next_int:</text:span></text:p>
      <text:p text:style-name="P26"><text:span text:style-name="T6"><text:s text:c="4"/>65 00000047 E8(00000000) <text:s text:c="11"/>call printf</text:span></text:p>
      <text:p text:style-name="P26"><text:span text:style-name="T6"><text:s text:c="4"/>66 0000004C 68[54000000] <text:s text:c="11"/>push temp_var</text:span></text:p>
      <text:p text:style-name="P26"><text:span text:style-name="T6"><text:s text:c="4"/>67 00000051 68[63000000] <text:s text:c="11"/>push in_format</text:span></text:p>
      <text:p text:style-name="P26"><text:span text:style-name="T6"><text:s text:c="4"/>68 00000056 E8(00000000) <text:s text:c="11"/>call scanf</text:span></text:p>
      <text:p text:style-name="P26"><text:span text:style-name="T6"><text:s text:c="4"/>69 0000005B 83C408 <text:s text:c="17"/>add esp,8</text:span></text:p>
      <text:p text:style-name="P26"><text:span text:style-name="T6"><text:s text:c="4"/>70 0000005E A1[54000000] <text:s text:c="11"/>mov eax, [temp_var]</text:span></text:p>
      <text:p text:style-name="P26"><text:span text:style-name="T6"><text:s text:c="4"/>71 00000063 8907 <text:s text:c="19"/>mov [edi], eax</text:span></text:p>
      <text:p text:style-name="P26"><text:span text:style-name="T6"><text:s text:c="4"/>72 00000065 83C704 <text:s text:c="17"/>add edi, 4</text:span></text:p>
      <text:p text:style-name="P26"><text:span text:style-name="T6"><text:s text:c="4"/>73 00000068 4E <text:s text:c="21"/>dec esi</text:span></text:p>
      <text:p text:style-name="P26"><text:span text:style-name="T6"><text:s text:c="4"/>74 00000069 75DC <text:s text:c="19"/>jnz parse_next_int</text:span></text:p>
      <text:p text:style-name="P26"><text:span text:style-name="T6"><text:s text:c="4"/>75 <text:s text:c="33"/></text:span></text:p>
      <text:p text:style-name="P26"><text:span text:style-name="T6"><text:s text:c="4"/>76 <text:s text:c="33"/>finalize:</text:span></text:p>
      <text:p text:style-name="P26"><text:span text:style-name="T6"><text:s text:c="4"/>77 0000006B 83C404 <text:s text:c="17"/>add esp,4</text:span></text:p>
      <text:p text:style-name="P26"><text:span text:style-name="T6"><text:s text:c="4"/>78 0000006E C3 <text:s text:c="21"/>ret</text:span></text:p>
      <text:p text:style-name="P26"><text:soft-page-break/><text:span text:style-name="T6"><text:s text:c="4"/>79 <text:s text:c="33"/></text:span></text:p>
      <text:p text:style-name="P26"><text:span text:style-name="T6"><text:s text:c="4"/>80 <text:s text:c="33"/>print_array:</text:span></text:p>
      <text:p text:style-name="P26"><text:span text:style-name="T6"><text:s text:c="4"/>81 0000006F 8B35[50000000] <text:s text:c="13"/>mov esi, [array_size]</text:span></text:p>
      <text:p text:style-name="P26"><text:span text:style-name="T6"><text:s text:c="4"/>82 00000075 BF[00000000] <text:s text:c="15"/>mov edi, array</text:span></text:p>
      <text:p text:style-name="P26"><text:span text:style-name="T6"><text:s text:c="4"/>83 0000007A 83EC04 <text:s text:c="21"/>sub esp,4</text:span></text:p>
      <text:p text:style-name="P26"><text:span text:style-name="T6"><text:s text:c="4"/>84 0000007D 68[68000000] <text:s text:c="15"/>push out_format</text:span></text:p>
      <text:p text:style-name="P26"><text:span text:style-name="T6"><text:s text:c="4"/>85 <text:s text:c="37"/>write_next_int:</text:span></text:p>
      <text:p text:style-name="P26"><text:span text:style-name="T6"><text:s text:c="4"/>86 00000082 8B07 <text:s text:c="23"/>mov eax, [edi]</text:span></text:p>
      <text:p text:style-name="P26"><text:span text:style-name="T6"><text:s text:c="4"/>87 00000084 89442404 <text:s text:c="19"/>mov [esp+4], eax</text:span></text:p>
      <text:p text:style-name="P26"><text:span text:style-name="T6"><text:s text:c="4"/>88 00000088 E8(00000000) <text:s text:c="15"/>call printf</text:span></text:p>
      <text:p text:style-name="P26"><text:span text:style-name="T6"><text:s text:c="4"/>89 0000008D 83C704 <text:s text:c="21"/>add edi,4</text:span></text:p>
      <text:p text:style-name="P26"><text:span text:style-name="T6"><text:s text:c="4"/>90 00000090 4E <text:s text:c="25"/>dec esi</text:span></text:p>
      <text:p text:style-name="P26"><text:span text:style-name="T6"><text:s text:c="4"/>91 00000091 75EF <text:s text:c="23"/>jnz write_next_int</text:span></text:p>
      <text:p text:style-name="P26"><text:span text:style-name="T6"><text:s text:c="4"/>92 00000093 83C408 <text:s text:c="21"/>add esp,8</text:span></text:p>
      <text:p text:style-name="P26"><text:span text:style-name="T6"><text:s text:c="4"/>93 00000096 68[66000000] <text:s text:c="15"/>push new_line</text:span></text:p>
      <text:p text:style-name="P26"><text:span text:style-name="T6"><text:s text:c="4"/>94 0000009B E8(00000000) <text:s text:c="15"/>call printf</text:span></text:p>
      <text:p text:style-name="P26"><text:span text:style-name="T6"><text:s text:c="4"/>95 000000A0 83C404 <text:s text:c="21"/>add esp,4</text:span></text:p>
      <text:p text:style-name="P26"><text:span text:style-name="T6"><text:s text:c="4"/>96 <text:s text:c="33"/></text:span></text:p>
      <text:p text:style-name="P26"><text:span text:style-name="T6"><text:s text:c="4"/>97 000000A3 C3 <text:s text:c="25"/>ret</text:span></text:p>
      <text:p text:style-name="P26"><text:span text:style-name="T6"><text:s text:c="4"/>98 <text:s text:c="33"/></text:span></text:p>
      <text:p text:style-name="P26"><text:span text:style-name="T6"><text:s text:c="4"/>99 <text:s text:c="33"/></text:span></text:p>
      <text:p text:style-name="P26"><text:span text:style-name="T6"><text:s text:c="3"/>100 <text:s text:c="33"/>invalid_array_size:</text:span></text:p>
      <text:p text:style-name="P26"><text:span text:style-name="T6"><text:s text:c="3"/>101 000000A4 68[23000000] <text:s text:c="11"/>push size_error_mes</text:span></text:p>
      <text:p text:style-name="P26"><text:span text:style-name="T6"><text:s text:c="3"/>102 000000A9 E8(00000000) <text:s text:c="11"/>call printf</text:span></text:p>
      <text:p text:style-name="P26"><text:span text:style-name="T6"><text:s text:c="3"/>103 000000AE 83C404 <text:s text:c="17"/>add esp,4</text:span></text:p>
      <text:p text:style-name="P26"><text:span text:style-name="T6"><text:s text:c="3"/>104 000000B1 B801000000 <text:s text:c="13"/>mov eax,1</text:span></text:p>
      <text:p text:style-name="P26"><text:span text:style-name="T6"><text:s text:c="3"/>105 000000B6 CD80 <text:s text:c="19"/>int 80h</text:span></text:p>
      <text:p text:style-name="P26"><text:span text:style-name="T6"><text:s text:c="3"/>106 <text:s text:c="33"/></text:span></text:p>
      <text:p text:style-name="P26"><text:span text:style-name="T6"><text:s text:c="3"/>107 <text:s text:c="33"/>invalid_integer_input:</text:span></text:p>
      <text:p text:style-name="P26"><text:span text:style-name="T6"><text:s text:c="3"/>108 000000B8 68[37000000] <text:s text:c="11"/>push parse_error</text:span></text:p>
      <text:p text:style-name="P26"><text:span text:style-name="T6"><text:s text:c="3"/>109 000000BD E8(00000000) <text:s text:c="11"/>call printf</text:span></text:p>
      <text:p text:style-name="P26"><text:span text:style-name="T6"><text:s text:c="3"/>110 000000C2 83C404 <text:s text:c="17"/>add esp,4</text:span></text:p>
      <text:p text:style-name="P26"><text:span text:style-name="T6"><text:s text:c="3"/>111 000000C5 B801000000 <text:s text:c="13"/>mov eax,1</text:span></text:p>
      <text:p text:style-name="P26"><text:span text:style-name="T6"><text:s text:c="3"/>112 000000CA CD80 <text:s text:c="19"/>int 80h</text:span></text:p>
      <text:p text:style-name="P26"><text:span text:style-name="T6"><text:s text:c="3"/>113 <text:s text:c="33"/></text:span></text:p>
      <text:p text:style-name="P26"><text:span text:style-name="T6"><text:s text:c="3"/>114 <text:s text:c="33"/>read_2d_array:</text:span></text:p>
      <text:p text:style-name="P26"><text:span text:style-name="T6"><text:s text:c="3"/>115 000000CC 68[6C000000] <text:s text:c="15"/>push in_mes_2d</text:span></text:p>
      <text:p text:style-name="P26"><text:span text:style-name="T6"><text:s text:c="3"/>116 000000D1 E8(00000000) <text:s text:c="15"/>call printf</text:span></text:p>
      <text:p text:style-name="P26"><text:span text:style-name="T6"><text:s text:c="3"/>117 000000D6 83C404 <text:s text:c="21"/>add esp,4</text:span></text:p>
      <text:p text:style-name="P26"><text:span text:style-name="T6"><text:s text:c="3"/>118 000000D9 68[5C000000] <text:s text:c="15"/>push array_2d_size + 4</text:span></text:p>
      <text:p text:style-name="P26"><text:span text:style-name="T6"><text:s text:c="3"/>119 000000DE 68[58000000] <text:s text:c="15"/>push array_2d_size</text:span></text:p>
      <text:p text:style-name="P26"><text:span text:style-name="T6"><text:s text:c="3"/>120 000000E3 68[9C000000] <text:s text:c="15"/>push in_2d_format</text:span></text:p>
      <text:p text:style-name="P26"><text:span text:style-name="T6"><text:s text:c="3"/>121 000000E8 E8(00000000) <text:s text:c="15"/>call scanf</text:span></text:p>
      <text:p text:style-name="P26"><text:span text:style-name="T6"><text:s text:c="3"/>122 000000ED 83C40C <text:s text:c="21"/>add esp,12</text:span></text:p>
      <text:p text:style-name="P26"><text:span text:style-name="T6"><text:s text:c="3"/>123 <text:s text:c="37"/>CHECK_INPUT_VALID_INTEGER 2</text:span></text:p>
      <text:p text:style-name="P26"><text:span text:style-name="T6"><text:s text:c="3"/>124 000000F0 83F802 <text:s text:c="13"/>&lt;1&gt; <text:s/>cmp eax,%1</text:span></text:p>
      <text:p text:style-name="P26"><text:span text:style-name="T6"><text:s text:c="3"/>125 000000F3 75C3 <text:s text:c="15"/>&lt;1&gt; <text:s/>jne invalid_integer_input</text:span></text:p>
      <text:p text:style-name="P26"><text:span text:style-name="T6"><text:s text:c="3"/>126 000000F5 A1[5C000000] <text:s text:c="15"/>mov eax, [array_2d_size + 4]</text:span></text:p>
      <text:p text:style-name="P26"><text:span text:style-name="T6"><text:s text:c="3"/>127 000000FA 8B1D[58000000] <text:s text:c="13"/>mov ebx, [array_2d_size]</text:span></text:p>
      <text:p text:style-name="P26"><text:span text:style-name="T6"><text:s text:c="3"/>128 <text:s text:c="33"/></text:span></text:p>
      <text:p text:style-name="P26"><text:span text:style-name="T6"><text:s text:c="3"/>129 00000100 F7EB <text:s text:c="23"/>imul ebx</text:span></text:p>
      <text:p text:style-name="P26"><text:span text:style-name="T6"><text:s text:c="3"/>130 00000102 A3[50000000] <text:s text:c="15"/>mov [array_size], eax</text:span></text:p>
      <text:p text:style-name="P26"><text:span text:style-name="T6"><text:s text:c="3"/>131 00000107 E91CFFFFFF <text:s text:c="17"/>jmp parse_array_no_inp_mes</text:span></text:p>
      <text:p text:style-name="P38"><text:span text:style-name="T6">Вміст .lst файлу програми 3.1</text:span></text:p>
      <text:p text:style-name="P29"><text:span text:style-name="T6"><text:s/></text:span><text:span text:style-name="T12"><text:s text:c="4"/>1 <text:s text:c="33"/>%define error jne log_error</text:span></text:p>
      <text:p text:style-name="P27"><text:span text:style-name="T6"><text:s text:c="5"/>2 <text:s text:c="33"/>; for some reason commands without args is implemented like fcommand TO st1 and then pushes st1 down</text:span></text:p>
      <text:p text:style-name="P27"><text:span text:style-name="T6"><text:s text:c="5"/>3 <text:s text:c="33"/>section .data</text:span></text:p>
      <text:p text:style-name="P27"><text:span text:style-name="T6"><text:s text:c="5"/>4 00000000 726573756C74203D20- <text:s text:c="12"/>out_mes <text:s text:c="2"/>db "result = %.3f",10,0</text:span></text:p>
      <text:p text:style-name="P27"><text:span text:style-name="T6"><text:s text:c="5"/>5 00000009 252E33660A00 <text:s text:c="6"/></text:span></text:p>
      <text:p text:style-name="P27"><text:span text:style-name="T6"><text:s text:c="5"/>6 0000000F 456E74657220696E74- <text:s text:c="12"/>in_mes <text:s text:c="3"/>db "Enter integer to calculate function:",10,0</text:span></text:p>
      <text:p text:style-name="P27"><text:span text:style-name="T6"><text:s text:c="5"/>7 00000018 6567657220746F2063-</text:span></text:p>
      <text:p text:style-name="P27"><text:span text:style-name="T6"><text:s text:c="5"/>8 00000021 616C63756C61746520-</text:span></text:p>
      <text:p text:style-name="P27"><text:span text:style-name="T6"><text:s text:c="5"/>9 0000002A 66756E6374696F6E3A-</text:span></text:p>
      <text:p text:style-name="P27"><text:span text:style-name="T6"><text:s text:c="4"/>10 00000033 0A00 <text:s text:c="14"/></text:span></text:p>
      <text:p text:style-name="P27"><text:span text:style-name="T6"><text:s text:c="4"/>11 00000035 496E70757420706172- <text:s text:c="12"/>error_mes db "Input parsing error",10,0</text:span></text:p>
      <text:p text:style-name="P27"><text:span text:style-name="T6"><text:s text:c="4"/>12 0000003E 73696E67206572726F-</text:span></text:p>
      <text:p text:style-name="P27"><text:span text:style-name="T6"><text:s text:c="4"/>13 00000047 720A00 <text:s text:c="12"/></text:span></text:p>
      <text:p text:style-name="P27"><text:span text:style-name="T6"><text:s text:c="4"/>14 0000004A 256400 <text:s text:c="25"/>in_format db "%d",0</text:span></text:p>
      <text:p text:style-name="P27"><text:span text:style-name="T6"><text:s text:c="4"/>15 <text:s text:c="33"/>section .bss</text:span></text:p>
      <text:p text:style-name="P27"><text:span text:style-name="T6"><text:s text:c="4"/>16 00000000 &lt;res 00000004&gt; <text:s text:c="13"/>in_val <text:s text:c="3"/>resd 1</text:span></text:p>
      <text:p text:style-name="P27"><text:span text:style-name="T6"><text:s text:c="4"/>17 00000004 &lt;res 00000004&gt; <text:s text:c="13"/>temp_val <text:s/>resd 1</text:span></text:p>
      <text:p text:style-name="P27"><text:span text:style-name="T6"><text:s text:c="4"/>18 00000008 &lt;res 00000008&gt; <text:s text:c="13"/>out_val <text:s text:c="2"/>resd 2; res 4*2=8 byte for float output</text:span></text:p>
      <text:p text:style-name="P27"><text:span text:style-name="T6"><text:s text:c="4"/>19 <text:s text:c="33"/>section .text</text:span></text:p>
      <text:p text:style-name="P27"><text:span text:style-name="T6"><text:s text:c="4"/>20 <text:s text:c="33"/>extern printf, scanf</text:span></text:p>
      <text:p text:style-name="P27"><text:span text:style-name="T6"><text:s text:c="4"/>21 <text:s text:c="33"/>global main</text:span></text:p>
      <text:p text:style-name="P27"><text:span text:style-name="T6"><text:s text:c="4"/>22 <text:s text:c="33"/>main:</text:span></text:p>
      <text:p text:style-name="P27"><text:span text:style-name="T6"><text:s text:c="4"/>23 00000000 68[0F000000] <text:s text:c="15"/>push in_mes</text:span></text:p>
      <text:p text:style-name="P27"><text:span text:style-name="T6"><text:s text:c="4"/>24 00000005 E8(00000000) <text:s text:c="15"/>call printf</text:span></text:p>
      <text:p text:style-name="P27"><text:span text:style-name="T6"><text:s text:c="4"/>25 0000000A 83C404 <text:s text:c="21"/>add esp, 4</text:span></text:p>
      <text:p text:style-name="P27"><text:span text:style-name="T6"><text:s text:c="4"/>26 0000000D 68[00000000] <text:s text:c="15"/>push in_val</text:span></text:p>
      <text:p text:style-name="P27"><text:span text:style-name="T6"><text:s text:c="4"/>27 00000012 68[4A000000] <text:s text:c="15"/>push in_format</text:span></text:p>
      <text:p text:style-name="P27"><text:span text:style-name="T6"><text:s text:c="4"/>28 00000017 E8(00000000) <text:s text:c="15"/>call scanf</text:span></text:p>
      <text:p text:style-name="P27"><text:span text:style-name="T6"><text:s text:c="4"/>29 0000001C 83C408 <text:s text:c="21"/>add esp,8; in_val now contains integer</text:span></text:p>
      <text:p text:style-name="P27"><text:span text:style-name="T6"><text:s text:c="4"/>30 0000001F 83F801 <text:s text:c="21"/>cmp eax, 1</text:span></text:p>
      <text:p text:style-name="P27"><text:span text:style-name="T6"><text:s text:c="4"/>31 00000022 0F85E5000000 <text:s text:c="15"/>error</text:span></text:p>
      <text:p text:style-name="P27"><text:span text:style-name="T6"><text:s text:c="4"/>32 00000028 A1[00000000] <text:s text:c="15"/>mov eax, [in_val]</text:span></text:p>
      <text:p text:style-name="P27"><text:span text:style-name="T6"><text:s text:c="4"/>33 0000002D 83F801 <text:s text:c="21"/>cmp eax, 1</text:span></text:p>
      <text:p text:style-name="P27"><text:span text:style-name="T6"><text:s text:c="4"/>34 00000030 7E07 <text:s text:c="23"/>jle first_case</text:span></text:p>
      <text:p text:style-name="P27"><text:span text:style-name="T6"><text:s text:c="4"/>35 00000032 83F814 <text:s text:c="21"/>cmp eax, 20</text:span></text:p>
      <text:p text:style-name="P27"><text:span text:style-name="T6"><text:s text:c="4"/>36 00000035 7E09 <text:s text:c="23"/>jle second_case</text:span></text:p>
      <text:p text:style-name="P27"><text:span text:style-name="T6"><text:s text:c="4"/>37 00000037 EB0E <text:s text:c="23"/>jmp third_case</text:span></text:p>
      <text:p text:style-name="P27"><text:span text:style-name="T6"><text:s text:c="4"/>38 <text:s text:c="33"/></text:span></text:p>
      <text:p text:style-name="P27"><text:span text:style-name="T6"><text:s text:c="4"/>39 <text:s text:c="37"/>first_case:</text:span></text:p>
      <text:p text:style-name="P27"><text:span text:style-name="T6"><text:s text:c="4"/>40 00000039 E830000000 <text:s text:c="17"/>call calc_le_one</text:span></text:p>
      <text:p text:style-name="P27"><text:span text:style-name="T6"><text:s text:c="4"/>41 0000003E EB0E <text:s text:c="23"/>jmp fin</text:span></text:p>
      <text:p text:style-name="P27"><text:span text:style-name="T6"><text:s text:c="4"/>42 <text:s text:c="37"/>second_case:</text:span></text:p>
      <text:p text:style-name="P27"><text:span text:style-name="T6"><text:s text:c="4"/>43 00000040 E86A000000 <text:s text:c="17"/>call calc_le_twenty</text:span></text:p>
      <text:p text:style-name="P27"><text:span text:style-name="T6"><text:s text:c="4"/>44 00000045 EB07 <text:s text:c="23"/>jmp fin</text:span></text:p>
      <text:p text:style-name="P27"><text:span text:style-name="T6"><text:s text:c="4"/>45 <text:s text:c="37"/>third_case:</text:span></text:p>
      <text:p text:style-name="P27"><text:span text:style-name="T6"><text:s text:c="4"/>46 00000047 E896000000 <text:s text:c="17"/>call calc_gt_twenty</text:span></text:p>
      <text:p text:style-name="P27"><text:span text:style-name="T6"><text:s text:c="4"/>47 0000004C EB00 <text:s text:c="23"/>jmp fin</text:span></text:p>
      <text:p text:style-name="P27"><text:span text:style-name="T6"><text:s text:c="4"/>48 <text:s text:c="33"/></text:span></text:p>
      <text:p text:style-name="P27"><text:span text:style-name="T6"><text:s text:c="4"/>49 <text:s text:c="37"/>fin: </text:span></text:p>
      <text:p text:style-name="P27"><text:span text:style-name="T6"><text:s text:c="4"/>50 0000004E FF35[0C000000] <text:s text:c="13"/>push dword [out_val + 4]</text:span></text:p>
      <text:p text:style-name="P27"><text:span text:style-name="T6"><text:s text:c="4"/>51 00000054 FF35[08000000] <text:s text:c="13"/>push dword [out_val]</text:span></text:p>
      <text:p text:style-name="P27"><text:soft-page-break/><text:span text:style-name="T6"><text:s text:c="4"/>52 0000005A 68[00000000] <text:s text:c="15"/>push out_mes</text:span></text:p>
      <text:p text:style-name="P27"><text:span text:style-name="T6"><text:s text:c="4"/>53 0000005F E8(00000000) <text:s text:c="15"/>call printf</text:span></text:p>
      <text:p text:style-name="P27"><text:span text:style-name="T6"><text:s text:c="4"/>54 00000064 83C40C <text:s text:c="21"/>add esp,12</text:span></text:p>
      <text:p text:style-name="P27"><text:span text:style-name="T6"><text:s text:c="4"/>55 00000067 B801000000 <text:s text:c="17"/>mov eax, 0x1</text:span></text:p>
      <text:p text:style-name="P27"><text:span text:style-name="T6"><text:s text:c="4"/>56 0000006C CD80 <text:s text:c="23"/>int 80h</text:span></text:p>
      <text:p text:style-name="P27"><text:span text:style-name="T6"><text:s text:c="4"/>57 <text:s text:c="37"/></text:span></text:p>
      <text:p text:style-name="P27"><text:span text:style-name="T6"><text:s text:c="4"/>58 <text:s text:c="33"/>calc_le_one:</text:span></text:p>
      <text:p text:style-name="P27"><text:span text:style-name="T6"><text:s text:c="4"/>59 0000006E DB05[00000000] <text:s text:c="13"/>fild dword [in_val]</text:span></text:p>
      <text:p text:style-name="P27"><text:span text:style-name="T6"><text:s text:c="4"/>60 00000074 DB05[00000000] <text:s text:c="13"/>fild dword [in_val]</text:span></text:p>
      <text:p text:style-name="P27"><text:span text:style-name="T6"><text:s text:c="4"/>61 0000007A DEC9 <text:s text:c="23"/>fmulp;x^2</text:span></text:p>
      <text:p text:style-name="P27"><text:span text:style-name="T6"><text:s text:c="4"/>62 <text:s text:c="33"/></text:span></text:p>
      <text:p text:style-name="P27"><text:span text:style-name="T6"><text:s text:c="4"/>63 0000007C C705[04000000]4B00- <text:s text:c="8"/>mov <text:s/>dword [temp_val], 75</text:span></text:p>
      <text:p text:style-name="P27"><text:span text:style-name="T6"><text:s text:c="4"/>64 00000084 0000 <text:s text:c="14"/></text:span></text:p>
      <text:p text:style-name="P27"><text:span text:style-name="T6"><text:s text:c="4"/>65 00000086 DB05[04000000] <text:s text:c="13"/>fild dword [temp_val]</text:span></text:p>
      <text:p text:style-name="P27"><text:span text:style-name="T6"><text:s text:c="4"/>66 0000008C DEC9 <text:s text:c="23"/>fmulp ;75x^2</text:span></text:p>
      <text:p text:style-name="P27"><text:span text:style-name="T6"><text:s text:c="4"/>67 <text:s text:c="33"/></text:span></text:p>
      <text:p text:style-name="P27"><text:span text:style-name="T6"><text:s text:c="4"/>68 0000008E DB05[00000000] <text:s text:c="13"/>fild dword [in_val]</text:span></text:p>
      <text:p text:style-name="P27"><text:span text:style-name="T6"><text:s text:c="4"/>69 00000094 C705[04000000]1100- <text:s text:c="8"/>mov <text:s/>dword [temp_val], 17</text:span></text:p>
      <text:p text:style-name="P27"><text:span text:style-name="T6"><text:s text:c="4"/>70 0000009C 0000 <text:s text:c="14"/></text:span></text:p>
      <text:p text:style-name="P27"><text:span text:style-name="T6"><text:s text:c="4"/>71 0000009E DB05[04000000] <text:s text:c="13"/>fild dword [temp_val]</text:span></text:p>
      <text:p text:style-name="P27"><text:span text:style-name="T6"><text:s text:c="4"/>72 000000A4 DEC9 <text:s text:c="23"/>fmulp;17x</text:span></text:p>
      <text:p text:style-name="P27"><text:span text:style-name="T6"><text:s text:c="4"/>73 <text:s text:c="33"/></text:span></text:p>
      <text:p text:style-name="P27"><text:span text:style-name="T6"><text:s text:c="4"/>74 000000A6 DEE9 <text:s text:c="23"/>fsubp; 54x^2 - 17x</text:span></text:p>
      <text:p text:style-name="P27"><text:span text:style-name="T6"><text:s text:c="4"/>75 <text:s text:c="33"/></text:span></text:p>
      <text:p text:style-name="P27"><text:span text:style-name="T6"><text:s text:c="4"/>76 000000A8 DD1D[08000000] <text:s text:c="13"/>fstp qword [out_val]</text:span></text:p>
      <text:p text:style-name="P27"><text:span text:style-name="T6"><text:s text:c="4"/>77 000000AE C3 <text:s text:c="25"/>ret</text:span></text:p>
      <text:p text:style-name="P27"><text:span text:style-name="T6"><text:s text:c="4"/>78 <text:s text:c="33"/></text:span></text:p>
      <text:p text:style-name="P27"><text:span text:style-name="T6"><text:s text:c="4"/>79 <text:s text:c="33"/>calc_le_twenty:</text:span></text:p>
      <text:p text:style-name="P27"><text:span text:style-name="T6"><text:s text:c="4"/>80 000000AF DB05[00000000] <text:s text:c="13"/>fild dword [in_val]</text:span></text:p>
      <text:p text:style-name="P27"><text:span text:style-name="T6"><text:s text:c="4"/>81 000000B5 DB05[00000000] <text:s text:c="13"/>fild dword [in_val]</text:span></text:p>
      <text:p text:style-name="P27"><text:span text:style-name="T6"><text:s text:c="4"/>82 000000BB DEC9 <text:s text:c="23"/>fmulp; x^2</text:span></text:p>
      <text:p text:style-name="P27"><text:span text:style-name="T6"><text:s text:c="4"/>83 <text:s text:c="33"/></text:span></text:p>
      <text:p text:style-name="P27"><text:span text:style-name="T6"><text:s text:c="4"/>84 000000BD DB05[00000000] <text:s text:c="13"/>fild dword [in_val]</text:span></text:p>
      <text:p text:style-name="P27"><text:span text:style-name="T6"><text:s text:c="4"/>85 000000C3 D9E8 <text:s text:c="23"/>fld1</text:span></text:p>
      <text:p text:style-name="P27"><text:span text:style-name="T6"><text:s text:c="4"/>86 000000C5 DEC1 <text:s text:c="23"/>faddp; x+1</text:span></text:p>
      <text:p text:style-name="P27"><text:span text:style-name="T6"><text:s text:c="4"/>87 <text:s text:c="33"/></text:span></text:p>
      <text:p text:style-name="P27"><text:span text:style-name="T6"><text:s text:c="4"/>88 000000C7 DEF9 <text:s text:c="23"/>fdivp; x^2/(x+1)</text:span></text:p>
      <text:p text:style-name="P27"><text:span text:style-name="T6"><text:s text:c="4"/>89 <text:s text:c="33"/></text:span></text:p>
      <text:p text:style-name="P27"><text:span text:style-name="T6"><text:s text:c="4"/>90 000000C9 C705[04000000]3600- <text:s text:c="8"/>mov <text:s/>dword [temp_val], 54</text:span></text:p>
      <text:p text:style-name="P27"><text:span text:style-name="T6"><text:s text:c="4"/>91 000000D1 0000 <text:s text:c="14"/></text:span></text:p>
      <text:p text:style-name="P27"><text:span text:style-name="T6"><text:s text:c="4"/>92 000000D3 DB05[04000000] <text:s text:c="13"/>fild dword [temp_val]</text:span></text:p>
      <text:p text:style-name="P27"><text:span text:style-name="T6"><text:s text:c="4"/>93 000000D9 DEC1 <text:s text:c="23"/>faddp; 54+(x^2/(x+1))</text:span></text:p>
      <text:p text:style-name="P27"><text:span text:style-name="T6"><text:s text:c="4"/>94 <text:s text:c="33"/></text:span></text:p>
      <text:p text:style-name="P27"><text:span text:style-name="T6"><text:s text:c="4"/>95 000000DB DD1D[08000000] <text:s text:c="13"/>fstp qword [out_val]</text:span></text:p>
      <text:p text:style-name="P27"><text:span text:style-name="T6"><text:s text:c="4"/>96 000000E1 C3 <text:s text:c="25"/>ret</text:span></text:p>
      <text:p text:style-name="P27"><text:span text:style-name="T6"><text:s text:c="4"/>97 <text:s text:c="33"/></text:span></text:p>
      <text:p text:style-name="P27"><text:span text:style-name="T6"><text:s text:c="4"/>98 <text:s text:c="33"/>calc_gt_twenty:</text:span></text:p>
      <text:p text:style-name="P27"><text:span text:style-name="T6"><text:s text:c="4"/>99 000000E2 C705[04000000]5500- <text:s text:c="8"/>mov <text:s/>dword [temp_val], 85</text:span></text:p>
      <text:p text:style-name="P27"><text:span text:style-name="T6"><text:s text:c="3"/>100 000000EA 0000 <text:s text:c="14"/></text:span></text:p>
      <text:p text:style-name="P27"><text:span text:style-name="T6"><text:s text:c="3"/>101 000000EC DB05[04000000] <text:s text:c="13"/>fild dword [temp_val]</text:span></text:p>
      <text:p text:style-name="P27"><text:span text:style-name="T6"><text:s text:c="3"/>102 000000F2 DB05[00000000] <text:s text:c="13"/>fild dword [in_val]</text:span></text:p>
      <text:p text:style-name="P27"><text:span text:style-name="T6"><text:s text:c="3"/>103 000000F8 DEC9 <text:s text:c="23"/>fmulp; 85x</text:span></text:p>
      <text:p text:style-name="P27"><text:span text:style-name="T6"><text:s text:c="3"/>104 <text:s text:c="33"/></text:span></text:p>
      <text:p text:style-name="P27"><text:span text:style-name="T6"><text:s text:c="3"/>105 000000FA D9E8 <text:s text:c="23"/>fld1</text:span></text:p>
      <text:p text:style-name="P27"><text:soft-page-break/><text:span text:style-name="T6"><text:s text:c="3"/>106 000000FC DB05[00000000] <text:s text:c="13"/>fild dword [in_val]</text:span></text:p>
      <text:p text:style-name="P27"><text:span text:style-name="T6"><text:s text:c="3"/>107 00000102 DEC1 <text:s text:c="23"/>faddp; x+1</text:span></text:p>
      <text:p text:style-name="P27"><text:span text:style-name="T6"><text:s text:c="3"/>108 <text:s text:c="33"/></text:span></text:p>
      <text:p text:style-name="P27"><text:span text:style-name="T6"><text:s text:c="3"/>109 00000104 DEF9 <text:s text:c="23"/>fdivp; 85x/(1+x)</text:span></text:p>
      <text:p text:style-name="P27"><text:span text:style-name="T6"><text:s text:c="3"/>110 <text:s text:c="33"/></text:span></text:p>
      <text:p text:style-name="P27"><text:span text:style-name="T6"><text:s text:c="3"/>111 00000106 DD1D[08000000] <text:s text:c="13"/>fstp qword [out_val]</text:span></text:p>
      <text:p text:style-name="P27"><text:span text:style-name="T6"><text:s text:c="3"/>112 0000010C C3 <text:s text:c="25"/>ret</text:span></text:p>
      <text:p text:style-name="P27"><text:span text:style-name="T6"><text:s text:c="3"/>113 <text:s text:c="33"/></text:span></text:p>
      <text:p text:style-name="P27"><text:span text:style-name="T6"><text:s text:c="3"/>114 <text:s text:c="33"/>log_error:</text:span></text:p>
      <text:p text:style-name="P27"><text:span text:style-name="T6"><text:s text:c="3"/>115 0000010D 68[35000000] <text:s text:c="15"/>push error_mes</text:span></text:p>
      <text:p text:style-name="P27"><text:span text:style-name="T6"><text:s text:c="3"/>116 00000112 E8(00000000) <text:s text:c="15"/>call printf</text:span></text:p>
      <text:p text:style-name="P27"><text:span text:style-name="T6"><text:s text:c="3"/>117 00000117 B801000000 <text:s text:c="17"/>mov eax, 0x1</text:span></text:p>
      <text:p text:style-name="P27"><text:span text:style-name="T6"><text:s text:c="3"/>118 0000011C BB01000000 <text:s text:c="17"/>mov ebx, 0x1</text:span></text:p>
      <text:p text:style-name="P27"><text:span text:style-name="T6"><text:s text:c="3"/>119 00000121 CD80 <text:s text:c="23"/>int 0x80</text:span></text:p>
      <text:p text:style-name="P27"><text:span text:style-name="T6"/></text:p>
      <text:p text:style-name="Standard"><text:span text:style-name="T11">Висновок</text:span><text:span text:style-name="T13">: </text:span></text:p>
      <text:p text:style-name="Standard"><text:span text:style-name="T8"><text:s/></text:span><text:span text:style-name="T6">Були переписан</text:span><text:span text:style-name="T4">і програми 2.1, 3.1 та 4.1 з використанням макрос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DejaVu Sans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DejaVu Sans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3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3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3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3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3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3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3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272in" fo:margin-left="1in" fo:margin-right="0.8791in" style:writing-mode="lr-tb" style:layout-grid-color="#c0c0c0" style:layout-grid-lines="2646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94</meta:editing-cycles>
    <meta:creation-date>2018-09-26T14:40:00</meta:creation-date>
    <dc:date>2018-10-25T12:11:12.455772622</dc:date>
    <meta:editing-duration>PT8H51M37S</meta:editing-duration>
    <meta:generator>LibreOffice/5.1.6.2$Linux_X86_64 LibreOffice_project/10m0$Build-2</meta:generator>
    <meta:document-statistic meta:table-count="1" meta:image-count="0" meta:object-count="0" meta:page-count="9" meta:paragraph-count="468" meta:word-count="1756" meta:character-count="18241" meta:non-whitespace-character-count="105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